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T18" style:parent-style-name="Standardnípísmoodstavce" style:family="text">
      <style:text-properties fo:font-weight="bold" style:font-weight-asian="bold"/>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6/2022<text:bookmark-end text:name="Text14"/></text:p>
            <text:p text:style-name="Normální">KVOP-7617/2022<text:bookmark-end text:name="Text2"/></text:p>
            <text:p text:style-name="Normální"><text:bookmark-start text:name="Text6"/>28. 01. 2022<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text:bookmark-start text:name="Text9"/>D<text:bookmark-end text:name="Text9"/>. P.</text:p>
            <text:p text:style-name="Normální"/>
            <text:p text:style-name="Normální"/>
            <text:p text:style-name="Normální"/>
            <text:p text:style-name="P17">e-mail:<text:s/></text:p>
            <text:p text:style-name="Normální"/>
            <text:p text:style-name="Normální"/>
          </table:table-cell>
        </table:table-row>
      </table:table>
      <text:h text:style-name="Nadpis1" text:outline-level="1">Sdělení o poskytnutí informace podle zákona č. 106/1999 Sb., o svobodném přístupu k informacím, ve znění pozdějších předpisů</text:h>
      <text:p text:style-name="Základnítext">Vážená paní P.,</text:p>
      <text:p text:style-name="Základnítext">dne 24. ledna 2022 byla do Kanceláře veřejného ochránce práv doručena Vaše žádost podle zákona o svobodném přístupu k informacím v <text:span text:style-name="T18">následujícím znění</text:span>:</text:p>
      <text:list text:style-name="LFO3_1" text:continue-numbering="true">
        <text:list-item>
          <text:p text:style-name="P19">Veřejný ochránce práv doporučil ministrovi spravedlnosti přijmout změnu Instrukce Ministerstva spravedlnosti ze dne 3. prosince 2001, č. j. 505/2001-Org., kterou se vydává vnitřní a kancelářský řád pro okresní, krajské a vrchní soudy<text:span text:style-name="Značkapozn.podčarou"><text:note text:note-class="footnote" text:id="_ftn0"><text:note-citation>1</text:note-citation><text:note-body><text:p text:style-name="Textpozn.podčarou"><text:s/>Dále jen „kancelářský řád“.</text:p></text:note-body></text:note></text:span>, za účelem zabránit vzniku situací, kdy odsouzený nastoupí do výkonu trestu, přestože soud povolil odklad, na území celé České republiky (sp. zn. 30/2018/SZD). Ráda bych se zeptala, jak na toto doporučení ministr spravedlnosti reagoval, zda došlo ke změně příslušné instrukce nebo jiným změnám, jež by reflektovaly doporučení veřejného ochránce práv či se tyto změny chystají v budoucnu. Chtěla bych požádat také o informace, jak svůj postoj ministr spravedlnosti konkrétně odůvodnil veřejnému ochránci práv.</text:p>
        </text:list-item>
        <text:list-item>
          <text:p text:style-name="P20">Dále bych chtěla požádat o informaci, zda si je veřejný ochránce práv vědom toho, že by soudy aplikovaly jeho doporučení bez toho, aniž by předmětná instrukce byla změněna.</text:p>
        </text:list-item>
      </text:list>
      <text:p text:style-name="Základnítext">K Vaší<text:s/>žádosti<text:s/><text:span text:style-name="Silné">poskytuji následující informace</text:span>:</text:p>
      <text:p text:style-name="Základnítext">K bodu č. 1</text:p>
      <text:p text:style-name="Základnítext">Doporučení ke změně kancelářského řádu zaslala ministerstvu spravedlnosti JUDr. Janu Kněžínkovi, Ph.D. předchozí veřejná ochránkyně práv Mgr. Anna Šabatová, Ph.D. Na doporučení reagovala náměstkyně pro řízení sekce dohledu a justice JUDr. Klára Cetlová tak, že se v současné době<text:span text:style-name="Značkapozn.podčarou"><text:note text:note-class="footnote" text:id="_ftn1"><text:note-citation>2</text:note-citation><text:note-body><text:p text:style-name="Textpozn.podčarou"><text:s/>Odpověď JUDr. Kláry Cetlové je datovaná ke dni 1. dubna 2019.</text:p></text:note-body></text:note></text:span><text:s/>finalizuje příprava nového kancelářského řádu soudů. V rámci tvorby jeho koncepce bylo rozhodnuto, že nový kancelářský řád bude do budoucna upravovat pouze postupy týkající se čistě kancelářských prací. Metodické postupy činnosti odborného aparátu soudů včetně pokynů k plnění vyrozumívací povinnosti soudů vůči jiným orgánům veřejné moci a dalším subjektům bude upravovat samostatná instrukce. Příprava<text:s/><text:soft-page-break/>této zcela nové instrukce bude následovat po ukončení připomínkového řízení k novému kancelářskému řádu. JUDr. Klára Cetlová přislíbila zohlednění doporučení veřejné ochránkyně práv v rámci tvorby nové instrukce tak, aby byl co nejlépe naplněn účel zákonného ustanovení upravující odklad výkonu trestu odnětí svobody.</text:p>
      <text:p text:style-name="Základnítext">Veřejná ochránkyně práv očekávala, že přijetí nové instrukce nelze očekávat v dohledné době, proto v rámci prevence vzniku obdobných situací požádala o přijetí<text:s/>prozatímního řešení do doby, než ministerstvo vydá novou instrukci. Navrhla, aby ministerstvo v rámci své metodické činnosti informovalo jednotlivé soudy o nutnosti včasně a neformálně komunikovat s odsouzeným a věznicí, pokud soud po nařízení výkonu trestu povolí odklad v krátké době před termínem nástupu do věznice.</text:p>
      <text:p text:style-name="Základnítext">JUDr. Klára Cetlová informovala veřejnou ochránkyni práv, že se dne 11. června 2019 uskutečnila porada ministryně spravedlnosti Mgr. Marie Benešové s předsedy krajských a vyšších soudů, kde bylo projednáno doporučení ochránkyně o nutnosti včasné a neformální komunikace s odsouzenými a věznicí, pokud soud po nařízení výkonu trestu povolí odklad výkonu trestu odnětí svobody v mimořádně krátké době před termínem nástupu do věznice. Podle JUDr. Kláry Cetlové by se tímto mělo předejít situaci, kdy odsouzený nastoupí do výkonu trestu, přestože mu byl soudem povolen odklad výkonu trestu odnětí svobody.</text:p>
      <text:p text:style-name="Základnítext">Následně dne 16. července 2019 proběhla schůzka ochránkyně s ministryní spravedlnosti. Ministryně přislíbila promítnutí požadavků ochránkyně do nové instrukce, která nahradí stávající kancelářský řád. Veřejná ochránkyně práv zhodnotila jako dostačující prozatímní řešení do doby přijetí nové instrukce, a své šetření proto uzavřela.</text:p>
      <text:p text:style-name="Základnítext">Kancelářský řád však dosud zůstává účinný. Aktuálním plánem ministerstva ohledně přijetí nové instrukce veřejný ochránce práv JUDr. Stanislav Křeček v současné době nedisponuje.</text:p>
      <text:p text:style-name="Základnítext">K bodu č. 2</text:p>
      <text:p text:style-name="Základnítext">Veřejný ochránce práv se při své činnosti nesetkal s dalším obdobným případem, který by se<text:s/>týkal nutnosti včasné a neformální komunikace mezi soudy, odsouzenými a věznicemi za situace, kdy soud povolí odsouzenému odklad výkonu trestu odnětí svobody v krátké době před termínem nástupu do věznice. Není mu proto známo, zda doporučení předchozí veřejné ochránkyně práv mělo plošný dopad na praxi všech soudů a věznic v České republice aniž by se změnil kancelářský řád.</text:p>
      <text:p text:style-name="Základnítext">S pozdravem</text:p>
      <text:p text:style-name="Základnítext"/>
      <text:p text:style-name="podpis">JUDr. Pavel Pořízek, Ph.D. v. r.</text:p>
      <text:p text:style-name="podpis">vedoucí Kanceláře veřejného ochránce práv</text:p>
      <text:p text:style-name="podpis">(podepsáno elektronicky)</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C4HE2*</text:span></text:p>
        <text:p text:style-name="P12"><text:span text:style-name="T13">KVOPX00C4HE2</text:span>KVOPX00C4HE2</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2-02-04T10:12:00Z</meta:creation-date>
    <dc:date>2022-02-04T10:17:00Z</dc:date>
    <meta:print-date>2016-06-27T08:08:00Z</meta:print-date>
    <meta:template xlink:href="KVOP_dopis%20vedoucího" xlink:type="simple"/>
    <meta:editing-cycles>3</meta:editing-cycles>
    <meta:editing-duration>PT120S</meta:editing-duration>
    <meta:user-defined meta:name="ContentTypeId">0x010100D3A71DC738674B4893D02C4CA0E22FAC</meta:user-defined>
    <meta:document-statistic meta:page-count="2" meta:paragraph-count="9" meta:word-count="664" meta:character-count="4574" meta:row-count="32" meta:non-whitespace-character-count="3919"/>
  </office:meta>
</office:document-meta>
</file>